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2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5.991cm" svg:height="9.004cm" svg:x="11.284cm" svg:y="0.239cm">
            <draw:object draw:notify-on-update-of-ranges="Tabelle1.C2:Tabelle1.C6 Tabelle1.D2:Tabelle1.D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Sandra Bullock <text:s/>(* 1964)</text:p>
          </table:table-cell>
          <table:table-cell/>
          <table:table-cell office:value-type="string" calcext:value-type="string">
            <text:p>Filme pro Jahrzen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980-19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ilme (Auswahl);</text:p>
          </table:table-cell>
          <table:table-cell/>
          <table:table-cell office:value-type="string" calcext:value-type="string">
            <text:p>1990-199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peed</text:p>
          </table:table-cell>
          <table:table-cell/>
          <table:table-cell office:value-type="string" calcext:value-type="string">
            <text:p>2000-200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Demolition Man</text:p>
          </table:table-cell>
          <table:table-cell/>
          <table:table-cell office:value-type="string" calcext:value-type="string">
            <text:p>2010-20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ährend du schliefst</text:p>
          </table:table-cell>
          <table:table-cell/>
          <table:table-cell office:value-type="string" calcext:value-type="string">
            <text:p>&gt;20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as Net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 Underco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ind S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vity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7">00.00.0000</text:date>, <text:time style:data-style-name="N2" text:time-value="07:38:49.384382736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4T09:31:29.209022674</meta:creation-date>
    <dc:date>2025-12-07T07:39:47.276232453</dc:date>
    <meta:editing-duration>PT14M39S</meta:editing-duration>
    <meta:editing-cycles>13</meta:editing-cycles>
    <meta:generator>LibreOffice/25.8.1.1$Linux_X86_64 LibreOffice_project/580$Build-1</meta:generator>
    <meta:document-statistic meta:table-count="1" meta:cell-count="20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2cm" svg:height="9.005cm" xlink:href=".." xlink:type="simple" chart:class="chart:bar" chart:style-name="ch1">
        <chart:legend chart:legend-position="end" svg:x="13.918cm" svg:y="4.203cm" style:legend-expansion="high" chart:style-name="ch2"/>
        <chart:plot-area chart:style-name="ch3" svg:x="0.319cm" svg:y="0.18cm" svg:width="13.28cm" svg:height="8.645cm">
          <chart:coordinate-region svg:x="0.953cm" svg:y="0.38cm" svg:width="12.646cm" svg:height="7.798cm"/>
          <chart:axis chart:dimension="x" chart:name="primary-x" chart:style-name="ch4" chartooo:axis-type="auto">
            <chartooo:date-scale/>
            <chart:categories table:cell-range-address="Tabelle1.C2:Tabelle1.C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D2:Tabelle1.D6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D</text:p>
              </table:table-cell>
            </table:table-row>
          </table:table-header-rows>
          <table:table-rows>
            <table:table-row>
              <table:table-cell office:value-type="string">
                <text:p>1980-1989</text:p>
                <draw:g>
                  <svg:desc>Tabelle1.C2:Tabelle1.C6</svg:desc>
                </draw:g>
              </table:table-cell>
              <table:table-cell office:value-type="float" office:value="3">
                <text:p>3</text:p>
                <draw:g>
                  <svg:desc>Tabelle1.D2:Tabelle1.D6</svg:desc>
                </draw:g>
              </table:table-cell>
            </table:table-row>
            <table:table-row>
              <table:table-cell office:value-type="string">
                <text:p>1990-199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00-20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10-20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&gt;202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1.1$Linux_X86_64 LibreOffice_project/58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